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9" style:family="table">
      <style:table-properties style:width="17.674cm" fo:margin-left="-0.203cm" table:align="left" style:writing-mode="lr-tb"/>
    </style:style>
    <style:style style:name="Tabla9.A" style:family="table-column">
      <style:table-column-properties style:column-width="2.99cm"/>
    </style:style>
    <style:style style:name="Tabla9.B" style:family="table-column">
      <style:table-column-properties style:column-width="3.106cm"/>
    </style:style>
    <style:style style:name="Tabla9.C" style:family="table-column">
      <style:table-column-properties style:column-width="6.604cm"/>
    </style:style>
    <style:style style:name="Tabla9.D" style:family="table-column">
      <style:table-column-properties style:column-width="4.974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 style:family="table-cell">
      <style:table-cell-properties style:vertical-align="top" fo:padding-left="0.191cm" fo:padding-right="0.191cm" fo:padding-top="0cm" fo:padding-bottom="0cm" fo:border="0.5pt solid #000000" style:writing-mode="lr-tb"/>
    </style:style>
    <style:style style:name="Tabla9.B2" style:family="table-cell" style:data-style-name="N10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B6" style:family="table-cell" style:data-style-name="N100">
      <style:table-cell-properties style:vertical-align="top" fo:padding-left="0.191cm" fo:padding-right="0.191cm" fo:padding-top="0cm" fo:padding-bottom="0cm" fo:border-left="0.5pt solid #000000" fo:border-right="none" fo:border-top="none"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039cm" fo:margin-left="1.224cm" fo:margin-right="2.327cm" table:align="margins" style:writing-mode="lr-tb"/>
    </style:style>
    <style:style style:name="Tabla2.A" style:family="table-column">
      <style:table-column-properties style:column-width="4.75cm" style:rel-column-width="22174*"/>
    </style:style>
    <style:style style:name="Tabla2.B" style:family="table-column">
      <style:table-column-properties style:column-width="9.289cm" style:rel-column-width="43361*"/>
    </style:style>
    <style:style style:name="Tabla2.1" style:family="table-row">
      <style:table-row-properties fo:keep-together="auto"/>
    </style:style>
    <style:style style:name="Tabla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2.B1" style:family="table-cell">
      <style:table-cell-properties style:vertical-align="top" fo:background-color="transparent" fo:padding="0.097cm" fo:border="0.05pt solid #000000" style:writing-mode="lr-tb">
        <style:background-image/>
      </style:table-cell-properties>
    </style:style>
    <style:style style:name="Tabla2.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10" style:family="table">
      <style:table-properties style:width="14.039cm" fo:margin-left="1.224cm" fo:margin-right="2.327cm" table:align="margins" style:writing-mode="lr-tb"/>
    </style:style>
    <style:style style:name="Tabla10.A" style:family="table-column">
      <style:table-column-properties style:column-width="4.75cm" style:rel-column-width="22174*"/>
    </style:style>
    <style:style style:name="Tabla10.B" style:family="table-column">
      <style:table-column-properties style:column-width="9.289cm" style:rel-column-width="43361*"/>
    </style:style>
    <style:style style:name="Tabla10.1" style:family="table-row">
      <style:table-row-properties fo:keep-together="auto"/>
    </style:style>
    <style:style style:name="Tabla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10.B1" style:family="table-cell">
      <style:table-cell-properties style:vertical-align="top" fo:background-color="transparent" fo:padding="0.097cm" fo:border="0.05pt solid #000000" style:writing-mode="lr-tb">
        <style:background-image/>
      </style:table-cell-properties>
    </style:style>
    <style:style style:name="Tabla10.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10.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5" style:family="table">
      <style:table-properties style:width="17.556cm" table:align="right"/>
    </style:style>
    <style:style style:name="Tabla5.A" style:family="table-column">
      <style:table-column-properties style:column-width="5.824cm"/>
    </style:style>
    <style:style style:name="Tabla5.B" style:family="table-column">
      <style:table-column-properties style:column-width="5.865cm"/>
    </style:style>
    <style:style style:name="Tabla5.C" style:family="table-column">
      <style:table-column-properties style:column-width="5.867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background-color="transparent"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5.863cm" style:rel-column-width="21845*"/>
    </style:style>
    <style:style style:name="Tabla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ccccc" fo:padding="0.097cm" fo:border="0.05pt solid #000000">
        <style:background-image/>
      </style:table-cell-properties>
    </style:style>
    <style:style style:name="Tabla11.A2" style:family="table-cell">
      <style:table-cell-properties fo:background-color="transparent" fo:padding="0.097cm" fo:border-left="0.05pt solid #000000" fo:border-right="none" fo:border-top="none" fo:border-bottom="0.05pt solid #000000">
        <style:background-image/>
      </style:table-cell-properties>
    </style:style>
    <style:style style:name="Tabla1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 style:family="table">
      <style:table-properties style:width="17.59cm" table:align="margins"/>
    </style:style>
    <style:style style:name="Tabla1.A" style:family="table-column">
      <style:table-column-properties style:column-width="4.561cm" style:rel-column-width="16994*"/>
    </style:style>
    <style:style style:name="Tabla1.B" style:family="table-column">
      <style:table-column-properties style:column-width="13.028cm" style:rel-column-width="48541*"/>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4.561cm" style:rel-column-width="16994*"/>
    </style:style>
    <style:style style:name="Tabla6.B" style:family="table-column">
      <style:table-column-properties style:column-width="13.028cm" style:rel-column-width="48541*"/>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background-color="transparent" fo:padding="0.097cm" fo:border-left="0.05pt solid #000000" fo:border-right="none" fo:border-top="none" fo:border-bottom="0.05pt solid #000000">
        <style:background-image/>
      </style:table-cell-properties>
    </style:style>
    <style:style style:name="Tabla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4.561cm" style:rel-column-width="16994*"/>
    </style:style>
    <style:style style:name="Tabla12.B" style:family="table-column">
      <style:table-column-properties style:column-width="13.028cm" style:rel-column-width="48541*"/>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background-color="transparent" fo:padding="0.097cm" fo:border-left="0.05pt solid #000000" fo:border-right="none" fo:border-top="none" fo:border-bottom="0.05pt solid #000000">
        <style:background-image/>
      </style:table-cell-properties>
    </style:style>
    <style:style style:name="Tabla1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 style:family="table">
      <style:table-properties style:width="17.159cm" fo:margin-left="0.231cm" fo:margin-right="0.199cm" table:align="margins" style:writing-mode="lr-tb"/>
    </style:style>
    <style:style style:name="Tabla3.A" style:family="table-column">
      <style:table-column-properties style:column-width="6.415cm" style:rel-column-width="24501*"/>
    </style:style>
    <style:style style:name="Tabla3.B" style:family="table-column">
      <style:table-column-properties style:column-width="10.744cm" style:rel-column-width="41034*"/>
    </style:style>
    <style:style style:name="Tabla3.1" style:family="table-row">
      <style:table-row-properties fo:keep-together="always"/>
    </style:style>
    <style:style style:name="Tabla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3.B1" style:family="table-cell">
      <style:table-cell-properties style:vertical-align="top" fo:background-color="#cccccc" fo:padding="0.097cm" fo:border="0.05pt solid #000000" style:writing-mode="lr-tb">
        <style:background-image/>
      </style:table-cell-properties>
    </style:style>
    <style:style style:name="Tabla3.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4" style:family="table">
      <style:table-properties style:width="17.833cm" fo:margin-left="-0.199cm" table:align="left" style:writing-mode="lr-tb"/>
    </style:style>
    <style:style style:name="Tabla4.A" style:family="table-column">
      <style:table-column-properties style:column-width="2.566cm"/>
    </style:style>
    <style:style style:name="Tabla4.B" style:family="table-column">
      <style:table-column-properties style:column-width="8.07cm"/>
    </style:style>
    <style:style style:name="Tabla4.C" style:family="table-column">
      <style:table-column-properties style:column-width="7.197cm"/>
    </style:style>
    <style:style style:name="Tabla4.1" style:family="table-row">
      <style:table-row-properties fo:keep-together="auto"/>
    </style:style>
    <style:style style:name="Tabla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4.B1" style:family="table-cell">
      <style:table-cell-properties style:vertical-align="top" fo:background-color="#cccccc" fo:padding="0.097cm" fo:border="0.05pt solid #000000" style:writing-mode="lr-tb">
        <style:background-image/>
      </style:table-cell-properties>
    </style:style>
    <style:style style:name="Tabla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margin-left="0cm" fo:margin-right="1cm" fo:text-indent="0cm" style:auto-text-indent="false"/>
    </style:style>
    <style:style style:name="P2" style:family="paragraph" style:parent-style-name="Standard">
      <style:paragraph-properties fo:margin-left="0cm" fo:margin-right="1cm" fo:text-indent="0cm" style:auto-text-indent="false"/>
    </style:style>
    <style:style style:name="P3" style:family="paragraph" style:parent-style-name="Footer">
      <style:paragraph-properties fo:margin-left="0cm" fo:margin-right="1cm" fo:text-indent="0cm" style:auto-text-indent="false"/>
    </style:style>
    <style:style style:name="P4" style:family="paragraph" style:parent-style-name="Normal_20_sangrado">
      <style:paragraph-properties fo:margin-left="0cm" fo:margin-right="1cm" fo:text-indent="0cm" style:auto-text-indent="false"/>
    </style:style>
    <style:style style:name="P5"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P6" style:family="paragraph" style:parent-style-name="Footer">
      <style:paragraph-properties fo:margin-left="0.026cm" fo:margin-right="0cm" fo:text-align="center" style:justify-single-word="false" fo:text-indent="0cm" style:auto-text-indent="false"/>
    </style:style>
    <style:style style:name="P7" style:family="paragraph" style:parent-style-name="Footer">
      <style:paragraph-properties fo:text-align="end" style:justify-single-word="false"/>
    </style:style>
    <style:style style:name="P8" style:family="paragraph" style:parent-style-name="Footer">
      <style:paragraph-properties fo:text-align="start" style:justify-single-word="false"/>
    </style:style>
    <style:style style:name="P9" style:family="paragraph" style:parent-style-name="Footer">
      <style:paragraph-properties fo:text-align="center" style:justify-single-word="false"/>
    </style:style>
    <style:style style:name="P10" style:family="paragraph" style:parent-style-name="Standard">
      <style:paragraph-properties fo:text-align="end" style:justify-single-word="false"/>
      <style:text-properties fo:font-size="26pt" style:font-size-asian="26pt" style:font-size-complex="26pt"/>
    </style:style>
    <style:style style:name="P11" style:family="paragraph" style:parent-style-name="Standard">
      <style:paragraph-properties fo:text-align="end" style:justify-single-word="false"/>
      <style:text-properties style:font-name="arial1" fo:font-size="26pt" style:font-size-asian="26pt" style:font-size-complex="26pt"/>
    </style:style>
    <style:style style:name="P12" style:family="paragraph" style:parent-style-name="Standard">
      <style:paragraph-properties fo:text-align="end" style:justify-single-word="false"/>
      <style:text-properties style:font-name="arial1"/>
    </style:style>
    <style:style style:name="P13" style:family="paragraph" style:parent-style-name="Standard">
      <style:paragraph-properties fo:text-align="end" style:justify-single-word="false"/>
      <style:text-properties style:font-name="arial1" fo:font-size="20pt" style:font-size-asian="20pt" style:font-size-complex="20pt"/>
    </style:style>
    <style:style style:name="P14" style:family="paragraph" style:parent-style-name="Standard">
      <style:text-properties fo:language="es" fo:country="MX"/>
    </style:style>
    <style:style style:name="P15" style:family="paragraph" style:parent-style-name="Standard">
      <style:paragraph-properties fo:text-align="justify" style:justify-single-word="false"/>
      <style:text-properties fo:language="es" fo:country="MX"/>
    </style:style>
    <style:style style:name="P16" style:family="paragraph" style:parent-style-name="Standard">
      <style:text-properties style:font-name="Arial" fo:font-weight="normal" style:font-weight-asian="normal" style:font-weight-complex="normal"/>
    </style:style>
    <style:style style:name="P17" style:family="paragraph" style:parent-style-name="Standard">
      <style:paragraph-properties fo:orphans="2" fo:widows="2"/>
      <style:text-properties fo:language="en" fo:country="AU"/>
    </style:style>
    <style:style style:name="P18" style:family="paragraph" style:parent-style-name="Standard">
      <style:text-properties fo:language="en" fo:country="US"/>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fo:language="es" fo:country="MX"/>
    </style:style>
    <style:style style:name="P21" style:family="paragraph" style:parent-style-name="Tabletext">
      <style:paragraph-properties fo:margin-left="0cm" fo:margin-right="0cm" fo:text-align="center" style:justify-single-word="false" fo:text-indent="0cm" style:auto-text-indent="false" style:snap-to-layout-grid="false"/>
      <style:text-properties fo:font-weight="bold" style:font-weight-asian="bold"/>
    </style:style>
    <style:style style:name="P22" style:family="paragraph" style:parent-style-name="Tabletext">
      <style:paragraph-properties fo:margin-left="0cm" fo:margin-right="0cm" fo:text-indent="0cm" style:auto-text-indent="false" style:snap-to-layout-grid="false"/>
    </style:style>
    <style:style style:name="P23"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style:font-size-asian="10.5pt"/>
    </style:style>
    <style:style style:name="P25"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01344" officeooo:paragraph-rsid="00201344" style:font-size-asian="10.5pt"/>
    </style:style>
    <style:style style:name="P26"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margin-left="0cm" fo:margin-right="0cm" fo:text-align="center"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paragraph-properties fo:margin-left="1.27cm" fo:margin-right="0cm" fo:text-indent="0cm" style:auto-text-indent="false"/>
    </style:style>
    <style:style style:name="P30" style:family="paragraph" style:parent-style-name="Standard">
      <style:paragraph-properties fo:margin-left="1.27cm" fo:margin-right="0cm" fo:text-indent="0cm" style:auto-text-indent="false"/>
      <style:text-properties fo:language="es" fo:country="ES"/>
    </style:style>
    <style:style style:name="P31" style:family="paragraph" style:parent-style-name="Standard">
      <style:paragraph-properties fo:margin-left="1.016cm" fo:margin-right="0cm" fo:margin-top="0.212cm" fo:margin-bottom="0.106cm" loext:contextual-spacing="false" fo:text-indent="-1.016cm" style:auto-text-indent="false"/>
      <style:text-properties style:font-name="Arial" fo:font-weight="bold" style:font-weight-asian="bold"/>
    </style:style>
    <style:style style:name="P32" style:family="paragraph" style:parent-style-name="Standard">
      <style:paragraph-properties fo:margin-left="0cm" fo:margin-right="0cm" fo:text-indent="1.27cm" style:auto-text-indent="false"/>
      <style:text-properties fo:language="es" fo:country="MX"/>
    </style:style>
    <style:style style:name="P33" style:family="paragraph" style:parent-style-name="ÉnfasisIntenso">
      <style:text-properties fo:language="es" fo:country="MX"/>
    </style:style>
    <style:style style:name="P34" style:family="paragraph" style:parent-style-name="Tabletext">
      <style:paragraph-properties fo:margin-left="0.021cm" fo:margin-right="0.021cm" fo:text-indent="0cm" style:auto-text-indent="false" style:snap-to-layout-grid="false"/>
    </style:style>
    <style:style style:name="P35" style:family="paragraph" style:parent-style-name="Tabletext">
      <style:paragraph-properties fo:margin-left="0.048cm" fo:margin-right="0.021cm" fo:text-indent="-0.026cm" style:auto-text-indent="false" style:snap-to-layout-grid="false">
        <style:tab-stops/>
      </style:paragraph-properties>
    </style:style>
    <style:style style:name="P36" style:family="paragraph" style:parent-style-name="Tabletext">
      <style:paragraph-properties fo:margin-left="0.048cm" fo:margin-right="0.021cm" fo:text-indent="0cm" style:auto-text-indent="false" style:snap-to-layout-grid="false"/>
    </style:style>
    <style:style style:name="P37" style:family="paragraph" style:parent-style-name="Tabletext">
      <style:paragraph-properties fo:margin-left="-0.005cm" fo:margin-right="-0.191cm" fo:text-indent="0cm" style:auto-text-indent="false" style:snap-to-layout-grid="false"/>
    </style:style>
    <style:style style:name="P38" style:family="paragraph" style:parent-style-name="Standard">
      <style:paragraph-properties fo:margin-left="1.251cm" fo:margin-right="0cm" fo:text-indent="0cm" style:auto-text-indent="false"/>
    </style:style>
    <style:style style:name="P39" style:family="paragraph" style:parent-style-name="Standard">
      <style:paragraph-properties fo:margin-left="0cm" fo:margin-right="0.127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margin-left="0cm" fo:margin-right="0.254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InfoBlue">
      <style:paragraph-properties fo:margin-top="0cm" fo:margin-bottom="0.212cm" loext:contextual-spacing="false" fo:text-align="center" style:justify-single-word="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left="0.127cm" fo:margin-right="0cm" fo:text-align="start" style:justify-single-word="false" fo:text-indent="0cm" style:auto-text-indent="false" fo:keep-with-next="always"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left="0.127cm" fo:margin-right="0cm" fo:text-align="justify" style:justify-single-word="false" fo:text-indent="0cm" style:auto-text-indent="false" fo:keep-with-next="always"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left="0.127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normal">
      <style:paragraph-properties fo:text-align="justify"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header">
      <style:paragraph-properties fo:text-align="center"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text-overline-style="none" style:text-overline-color="font-color"/>
    </style:style>
    <style:style style:name="P52" style:family="paragraph" style:parent-style-name="Standard" style:list-style-name="L1">
      <style:paragraph-properties fo:text-align="justify" style:justify-single-word="false"/>
      <style:text-properties fo:language="es" fo:country="ES"/>
    </style:style>
    <style:style style:name="P53" style:family="paragraph" style:parent-style-name="Standard" style:list-style-name="L1">
      <style:paragraph-properties fo:text-align="justify" style:justify-single-word="false"/>
      <style:text-properties fo:language="es" fo:country="ES" officeooo:rsid="00277d9f" officeooo:paragraph-rsid="00277d9f"/>
    </style:style>
    <style:style style:name="P54" style:family="paragraph" style:parent-style-name="Standard" style:list-style-name="WW8Num2"/>
    <style:style style:name="P55" style:family="paragraph" style:parent-style-name="Standard" style:list-style-name="WW8Num2">
      <style:text-properties officeooo:paragraph-rsid="00283095"/>
    </style:style>
    <style:style style:name="P56" style:family="paragraph" style:parent-style-name="Standard" style:list-style-name="L2">
      <style:text-properties fo:language="es" fo:country="MX"/>
    </style:style>
    <style:style style:name="P57" style:family="paragraph" style:parent-style-name="Standard" style:list-style-name="L3">
      <style:text-properties fo:language="es" fo:country="MX"/>
    </style:style>
    <style:style style:name="P58" style:family="paragraph" style:parent-style-name="Standard" style:list-style-name="L3">
      <style:text-properties fo:language="es" fo:country="MX" officeooo:paragraph-rsid="002e2174"/>
    </style:style>
    <style:style style:name="P59" style:family="paragraph" style:parent-style-name="Standard" style:list-style-name="L7">
      <style:text-properties fo:language="es" fo:country="MX"/>
    </style:style>
    <style:style style:name="P60" style:family="paragraph" style:parent-style-name="Standard" style:list-style-name="L8">
      <style:text-properties fo:language="es" fo:country="MX"/>
    </style:style>
    <style:style style:name="P61" style:family="paragraph" style:parent-style-name="Standard" style:list-style-name="L9">
      <style:text-properties fo:language="es" fo:country="MX"/>
    </style:style>
    <style:style style:name="P62" style:family="paragraph" style:parent-style-name="Standard">
      <style:text-properties fo:language="es" fo:country="MX" officeooo:paragraph-rsid="00283095"/>
    </style:style>
    <style:style style:name="P63" style:family="paragraph" style:parent-style-name="Standard" style:list-style-name="L4"/>
    <style:style style:name="P64" style:family="paragraph" style:parent-style-name="Standard" style:list-style-name="L4">
      <style:text-properties officeooo:rsid="00250548" officeooo:paragraph-rsid="00250548"/>
    </style:style>
    <style:style style:name="P65" style:family="paragraph" style:parent-style-name="Standard" style:list-style-name="L5"/>
    <style:style style:name="P66" style:family="paragraph" style:parent-style-name="Standard" style:list-style-name="L6"/>
    <style:style style:name="P67" style:family="paragraph" style:parent-style-name="Standard" style:list-style-name="L6">
      <style:text-properties fo:language="en" fo:country="US"/>
    </style:style>
    <style:style style:name="P68" style:family="paragraph" style:parent-style-name="Standard" style:list-style-name="L8"/>
    <style:style style:name="P69" style:family="paragraph" style:parent-style-name="Standard" style:list-style-name="L10"/>
    <style:style style:name="P70" style:family="paragraph" style:parent-style-name="Standard">
      <style:text-properties officeooo:rsid="00277d9f" officeooo:paragraph-rsid="00277d9f"/>
    </style:style>
    <style:style style:name="P71" style:family="paragraph" style:parent-style-name="Standard">
      <style:text-properties officeooo:paragraph-rsid="00277d9f"/>
    </style:style>
    <style:style style:name="P72" style:family="paragraph" style:parent-style-name="Standard">
      <style:text-properties officeooo:rsid="002c3bba" officeooo:paragraph-rsid="002c3bba"/>
    </style:style>
    <style:style style:name="P73" style:family="paragraph" style:parent-style-name="Standard" style:list-style-name="L11">
      <style:text-properties officeooo:rsid="002c3bba" officeooo:paragraph-rsid="002c3bba"/>
    </style:style>
    <style:style style:name="P74" style:family="paragraph" style:parent-style-name="Standard" style:list-style-name="L11">
      <style:text-properties officeooo:paragraph-rsid="002c3bba"/>
    </style:style>
    <style:style style:name="P75" style:family="paragraph" style:parent-style-name="Standard" style:master-page-name="First_20_Page">
      <style:paragraph-properties fo:text-align="end" style:justify-single-word="false" style:page-number="auto"/>
      <style:text-properties fo:font-size="26pt" style:font-size-asian="26pt" style:font-size-complex="26pt"/>
    </style:style>
    <style:style style:name="P76" style:family="paragraph" style:parent-style-name="Standard" style:list-style-name="WW8Num2">
      <style:paragraph-properties fo:margin-left="1.27cm" fo:margin-right="0cm" fo:text-indent="-0.635cm" style:auto-text-indent="false"/>
      <style:text-properties fo:language="es" fo:country="ES"/>
    </style:style>
    <style:style style:name="P77" style:family="paragraph" style:parent-style-name="Standard" style:list-style-name="L6">
      <style:paragraph-properties fo:margin-left="1.27cm" fo:margin-right="0cm" fo:text-indent="-0.635cm" style:auto-text-indent="false"/>
    </style:style>
    <style:style style:name="P78" style:family="paragraph" style:parent-style-name="Standard" style:list-style-name="WW8Num4">
      <style:paragraph-properties fo:margin-left="1.27cm" fo:margin-right="0cm" fo:text-indent="-0.635cm" style:auto-text-indent="false"/>
    </style:style>
    <style:style style:name="P79" style:family="paragraph" style:parent-style-name="Standard" style:list-style-name="WW8Num4">
      <style:paragraph-properties fo:margin-left="1.27cm" fo:margin-right="0cm" fo:text-indent="-0.635cm" style:auto-text-indent="false"/>
      <style:text-properties fo:language="es" fo:country="MX"/>
    </style:style>
    <style:style style:name="P80" style:family="paragraph" style:parent-style-name="Standard">
      <style:paragraph-properties fo:margin-left="1.016cm" fo:margin-right="0cm" fo:margin-top="0.212cm" fo:margin-bottom="0.106cm" loext:contextual-spacing="false" fo:text-indent="-1.016cm" style:auto-text-indent="false"/>
      <style:text-properties officeooo:rsid="002a0dd6" officeooo:paragraph-rsid="002a0dd6"/>
    </style:style>
    <style:style style:name="P81" style:family="paragraph" style:parent-style-name="Standard">
      <style:paragraph-properties fo:margin-left="1.251cm" fo:margin-right="0cm" fo:text-indent="0cm" style:auto-text-indent="false"/>
      <style:text-properties fo:language="es" fo:country="MX" officeooo:paragraph-rsid="002e2174"/>
    </style:style>
    <style:style style:name="P82" style:family="paragraph" style:parent-style-name="Heading_20_1">
      <style:text-properties fo:language="es" fo:country="MX"/>
    </style:style>
    <style:style style:name="P83" style:family="paragraph" style:parent-style-name="Heading_20_1">
      <style:text-properties fo:language="es" fo:country="ES"/>
    </style:style>
    <style:style style:name="P84" style:family="paragraph" style:parent-style-name="Heading_20_1" style:master-page-name="Standard">
      <style:paragraph-properties style:page-number="auto" fo:break-before="page"/>
      <style:text-properties fo:language="es" fo:country="MX"/>
    </style:style>
    <style:style style:name="P85" style:family="paragraph" style:parent-style-name="Heading_20_2">
      <style:text-properties fo:language="es" fo:country="MX"/>
    </style:style>
    <style:style style:name="P86" style:family="paragraph" style:parent-style-name="Heading_20_2">
      <style:paragraph-properties fo:orphans="2" fo:widows="2"/>
      <style:text-properties fo:language="es" fo:country="MX"/>
    </style:style>
    <style:style style:name="P87" style:family="paragraph" style:parent-style-name="Heading_20_2">
      <style:paragraph-properties fo:margin-left="1.016cm" fo:margin-right="0cm" fo:text-indent="-1.016cm" style:auto-text-indent="false"/>
    </style:style>
    <style:style style:name="P88" style:family="paragraph" style:parent-style-name="Heading_20_2">
      <style:paragraph-properties fo:margin-left="1.016cm" fo:margin-right="0cm" fo:margin-top="0.212cm" fo:margin-bottom="0.106cm" loext:contextual-spacing="false" fo:text-indent="-1.016cm" style:auto-text-indent="false" fo:keep-with-next="always"/>
    </style:style>
    <style:style style:name="P89"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style:font-weight-asian="bold"/>
    </style:style>
    <style:style style:name="P90"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officeooo:paragraph-rsid="002c3bba" style:font-weight-asian="bold"/>
    </style:style>
    <style:style style:name="P91"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language="es" fo:country="MX" fo:font-weight="bold" style:font-weight-asian="bold"/>
    </style:style>
    <style:style style:name="P92" style:family="paragraph" style:parent-style-name="Title" style:master-page-name="historico">
      <style:paragraph-properties style:page-number="1" fo:break-before="page"/>
    </style:style>
    <style:style style:name="P93"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407bb" officeooo:paragraph-rsid="002407bb" style:font-size-asian="10.5pt"/>
    </style:style>
    <style:style style:name="P9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e2174" officeooo:paragraph-rsid="002e217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e2174" officeooo:paragraph-rsid="002e2174"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ÉnfasisIntenso">
      <style:text-properties fo:language="es" fo:country="MX" officeooo:rsid="002e2174" officeooo:paragraph-rsid="002e2174"/>
    </style:style>
    <style:style style:name="P99"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Heading_20_3">
      <style:text-properties style:font-name="Arial" fo:language="es" fo:country="MX" fo:font-weight="bold" style:font-weight-asian="bold"/>
    </style:style>
    <style:style style:name="P101" style:family="paragraph" style:parent-style-name="Heading_20_3">
      <style:text-properties style:font-name="Arial" officeooo:rsid="002c3bba" officeooo:paragraph-rsid="002c3bba"/>
    </style:style>
    <style:style style:name="P102" style:family="paragraph" style:parent-style-name="Heading_20_3" style:master-page-name="">
      <style:paragraph-properties fo:text-align="justify" style:justify-single-word="false" style:page-number="auto" fo:background-color="transparent" style:shadow="none" fo:keep-with-next="always">
        <style:tab-stops/>
        <style:background-image/>
      </style:paragraph-properties>
      <style:text-properties style:font-name="Arial" fo:language="es" fo:country="MX" style:font-name-asian="Droid Sans" style:font-name-complex="Lohit Hindi"/>
    </style:style>
    <style:style style:name="P103"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83095" officeooo:paragraph-rsid="0028309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ecd4" officeooo:paragraph-rsid="002becd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ff9d"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paragraph-properties fo:margin-left="0cm" fo:margin-right="1cm" fo:text-indent="0cm" style:auto-text-indent="false"/>
    </style:style>
    <style:style style:name="P115" style:family="paragraph" style:parent-style-name="Text_20_body">
      <style:paragraph-properties fo:margin-left="0cm" fo:margin-right="1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01344"/>
    </style:style>
    <style:style style:name="T2" style:family="text">
      <style:text-properties fo:language="es" fo:country="MX"/>
    </style:style>
    <style:style style:name="T3" style:family="text">
      <style:text-properties fo:language="es" fo:country="MX" fo:font-style="italic" style:font-style-asian="italic" style:font-style-complex="italic"/>
    </style:style>
    <style:style style:name="T4" style:family="text">
      <style:text-properties style:font-name="Arial"/>
    </style:style>
    <style:style style:name="T5" style:family="text">
      <style:text-properties style:font-name="Arial" fo:font-weight="bold" style:font-weight-asian="bold"/>
    </style:style>
    <style:style style:name="T6" style:family="text">
      <style:text-properties style:text-position="super 58%" fo:language="es" fo:country="MX" fo:font-style="italic" style:font-style-asian="italic" style:font-style-complex="italic"/>
    </style:style>
    <style:style style:name="T7" style:family="text">
      <style:text-properties style:text-position="super 58%" fo:language="en" fo:country="US" fo:font-style="italic" style:font-style-asian="italic" style:font-style-complex="itali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style:font-name-asian="Arial"/>
    </style:style>
    <style:style style:name="T11" style:family="text">
      <style:text-properties fo:font-style="italic" style:font-style-asian="italic" style:font-style-complex="italic"/>
    </style:style>
    <style:style style:name="T12" style:family="text">
      <style:text-properties officeooo:rsid="00250548"/>
    </style:style>
    <style:style style:name="T13" style:family="text">
      <style:text-properties officeooo:rsid="0025e1f7"/>
    </style:style>
    <style:style style:name="T14" style:family="text">
      <style:text-properties officeooo:rsid="00277d9f"/>
    </style:style>
    <style:style style:name="T15" style:family="text">
      <style:text-properties officeooo:rsid="00283095"/>
    </style:style>
    <style:style style:name="T16" style:family="text">
      <style:text-properties officeooo:rsid="002a0dd6"/>
    </style:style>
    <style:style style:name="T17" style:family="text">
      <style:text-properties officeooo:rsid="002c3bba"/>
    </style:style>
    <style:style style:name="T18" style:family="text">
      <style:text-properties officeooo:rsid="002e2174"/>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433cm" fo:text-indent="-0.635cm" fo:margin-left="3.4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68cm" fo:text-indent="-0.635cm" fo:margin-left="4.0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03cm" fo:text-indent="-0.635cm" fo:margin-left="4.7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38cm" fo:text-indent="-0.635cm" fo:margin-left="5.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73cm" fo:text-indent="-0.635cm" fo:margin-left="5.9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08cm" fo:text-indent="-0.635cm" fo:margin-left="6.6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43cm" fo:text-indent="-0.635cm" fo:margin-left="7.2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78cm" fo:text-indent="-0.635cm" fo:margin-left="7.8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13cm" fo:text-indent="-0.635cm" fo:margin-left="8.5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48cm" fo:text-indent="-0.635cm" fo:margin-left="9.148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0"/>
      <text:p text:style-name="P10"/>
      <text:p text:style-name="P10"/>
      <text:p text:style-name="P10"/>
      <text:p text:style-name="P11"><text:user-defined style:data-style-name="N0" text:name="Cliente">Estudios de Bachillerato del Estado de Oaxaca</text:user-defined></text:p>
      <text:p text:style-name="P12"><text:user-defined style:data-style-name="N0" text:name="ClienteAbr">IEBO</text:user-defined></text:p>
      <text:p text:style-name="P12"/>
      <text:p text:style-name="P12"/>
      <text:p text:style-name="P12"/>
      <text:p text:style-name="P12"/>
      <text:p text:style-name="P12"/>
      <text:p text:style-name="P12"/>
      <text:p text:style-name="P12"/>
      <text:p text:style-name="P12"/>
      <text:p text:style-name="P13"><text:user-defined style:data-style-name="N0" text:name="Proyecto">Prueba en linea para el DGI</text:user-defined></text:p>
      <text:p text:style-name="P12"/>
      <text:p text:style-name="P12"><text:title>Visión y Alcances</text:title></text:p>
      <text:p text:style-name="P12"/>
      <text:p text:style-name="P92">Control de versiones</text:p>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21">Fecha</text:p>
          </table:table-cell>
          <table:table-cell table:style-name="Tabla9.A1" office:value-type="string">
            <text:p text:style-name="P21">Versión</text:p>
          </table:table-cell>
          <table:table-cell table:style-name="Tabla9.A1" office:value-type="string">
            <text:p text:style-name="P21">Descripción</text:p>
          </table:table-cell>
          <table:table-cell table:style-name="Tabla9.D1" office:value-type="string">
            <text:p text:style-name="P21">Autor</text:p>
          </table:table-cell>
        </table:table-row>
        <table:table-row table:style-name="Tabla9.1">
          <table:table-cell table:style-name="Tabla9.A1" office:value-type="string">
            <text:p text:style-name="P34"><text:span text:style-name="T14">07</text:span>/0<text:span text:style-name="T14">7</text:span>/201<text:span text:style-name="T14">5</text:span></text:p>
          </table:table-cell>
          <table:table-cell table:style-name="Tabla9.B2" office:value-type="float" office:value="2.001">
            <text:p text:style-name="P22">1.001</text:p>
          </table:table-cell>
          <table:table-cell table:style-name="Tabla9.A1" office:value-type="string">
            <text:p text:style-name="P22">Es el inicio de la elaboración del documento</text:p>
          </table:table-cell>
          <table:table-cell table:style-name="Tabla9.D1" office:value-type="string">
            <text:p text:style-name="P22">Hugo Luis Santiago Altamirano</text:p>
          </table:table-cell>
        </table:table-row>
        <table:table-row table:style-name="Tabla9.1">
          <table:table-cell table:style-name="Tabla9.A1" office:value-type="string">
            <text:p text:style-name="P22"/>
          </table:table-cell>
          <table:table-cell table:style-name="Tabla9.B2">
            <text:p text:style-name="P22"/>
          </table:table-cell>
          <table:table-cell table:style-name="Tabla9.A1" office:value-type="string">
            <text:p text:style-name="P22"/>
          </table:table-cell>
          <table:table-cell table:style-name="Tabla9.D1" office:value-type="string">
            <text:p text:style-name="P22"/>
          </table:table-cell>
        </table:table-row>
        <table:table-row table:style-name="Tabla9.1">
          <table:table-cell table:style-name="Tabla9.A1" office:value-type="string">
            <text:p text:style-name="P35"/>
          </table:table-cell>
          <table:table-cell table:style-name="Tabla9.B2">
            <text:p text:style-name="P37"/>
          </table:table-cell>
          <table:table-cell table:style-name="Tabla9.A1" office:value-type="string">
            <text:p text:style-name="P22"/>
          </table:table-cell>
          <table:table-cell table:style-name="Tabla9.D1" office:value-type="string">
            <text:p text:style-name="P36"/>
          </table:table-cell>
        </table:table-row>
        <table:table-row table:style-name="Tabla9.1">
          <table:table-cell table:style-name="Tabla9.A1" office:value-type="string">
            <text:p text:style-name="P24"/>
          </table:table-cell>
          <table:table-cell table:style-name="Tabla9.B2">
            <text:p text:style-name="P24"/>
          </table:table-cell>
          <table:table-cell table:style-name="Tabla9.A1" office:value-type="string">
            <text:p text:style-name="P24"/>
          </table:table-cell>
          <table:table-cell table:style-name="Tabla9.D1" office:value-type="string">
            <text:p text:style-name="P24"/>
          </table:table-cell>
        </table:table-row>
        <table:table-row table:style-name="Tabla9.1">
          <table:table-cell table:style-name="Tabla9.A6" office:value-type="string">
            <text:p text:style-name="P25"/>
          </table:table-cell>
          <table:table-cell table:style-name="Tabla9.B6">
            <text:p text:style-name="P25"/>
          </table:table-cell>
          <table:table-cell table:style-name="Tabla9.C6" office:value-type="string">
            <text:p text:style-name="P25"/>
          </table:table-cell>
          <table:table-cell table:style-name="Tabla9.D6" office:value-type="string">
            <text:p text:style-name="P25"/>
          </table:table-cell>
        </table:table-row>
        <table:table-row table:style-name="Tabla9.1">
          <table:table-cell table:style-name="Tabla9.A7" office:value-type="string">
            <text:p text:style-name="P93"/>
          </table:table-cell>
          <table:table-cell table:style-name="Tabla9.B6">
            <text:p text:style-name="P93"/>
          </table:table-cell>
          <table:table-cell table:style-name="Tabla9.C7" office:value-type="string">
            <text:p text:style-name="P93"/>
          </table:table-cell>
          <table:table-cell table:style-name="Tabla9.D7" office:value-type="string">
            <text:p text:style-name="P93"/>
          </table:table-cell>
        </table:table-row>
      </table:table>
      <text:p text:style-name="P12"/>
      <text:h text:style-name="P84" text:outline-level="1">Introducción</text:h>
      <text:p text:style-name="P70">El Instituto de Estudios de Bachillerato del Estado de Oaxaca, con el fin de conocer las capacidades y conocimientos de los estudiantes de nuevo ingreso, realiza un Diagnóstico General de Ingreso el cual está conformado con cuestionamientos sobre matemáticas y lectura, consideradas las bases fundamentales de la gama de áreas del saber.</text:p>
      <text:p text:style-name="P71"><text:span text:style-name="T14">Por tal motivo, es relevante conocer los resultados que se generan desde cada uno de los 260 planteles del IEBO en los inicios de ciclo escolar, para analizar el panorama de la realidad educativa de los nuevos estudiantes de esta institución.</text:span></text:p>
      <text:p text:style-name="Standard">El presente documento, define el proyecto a realizar por parte del departamento de sistemas conjuntamente con las áreas interesadas del instituto. Requerimos recalcar lo siguiente:</text:p>
      <text:h text:style-name="P87" text:outline-level="2">Propósito</text:h>
      <text:p text:style-name="Standard">El documento se centra en la funcionalidad requerida por los participantes en el proyecto y los usuarios finales para administrar los datos, generar la información <text:s/>generada en los planteles del IEBO para posteriormente <text:span text:style-name="T14">ser integrada y analizada en su conjunto para la generación de informes</text:span></text:p>
      <text:p text:style-name="Standard">Los detalles de cómo el sistema cubre los requerimientos se pueden observar en la especificación de los casos de uso y otros documentos adicionales.</text:p>
      <text:h text:style-name="P87" text:outline-level="2">Alcance</text:h>
      <text:p text:style-name="Standard">El documento Visión se ocupa, como ya se ha apuntado, del <text:span text:style-name="T14">sistema PL_DGI</text:span>. Este permitirá principalmente <text:span text:style-name="T14">a la alta dirección realizar el Diagnóstico General de Ingreso</text:span>.</text:p>
      <text:p text:style-name="P30"/>
      <text:h text:style-name="P87" text:outline-level="2">Definiciones, Acrónimos, y Abreviaciones</text:h>
      <text:list xml:id="list4393476335272630577" text:style-name="L1">
        <text:list-item>
          <text:p text:style-name="P52"><text:span text:style-name="T14">PL_DGI</text:span>: <text:span text:style-name="T14">Prueba en linea del Diagnóstico General de Ingreso</text:span></text:p>
        </text:list-item>
        <text:list-item>
          <text:p text:style-name="P52">IEBO: Instituto de Estudios de Bachillerato del Estado de Oaxaca</text:p>
        </text:list-item>
        <text:list-item>
          <text:p text:style-name="P52">Plantel: Al conjunto de bienes e inmuebles y de infraestructura donde se desarrollan actividades académicas y administrativas para el aprendizaje de los estudiantes</text:p>
        </text:list-item>
        <text:list-item>
          <text:p text:style-name="P53">RIEMS: Reforma Integral de la Educación Media Superior</text:p>
        </text:list-item>
        <text:list-item>
          <text:p text:style-name="P53">Estudiante: Persona <text:span text:style-name="T15">que cuenta con número de matrícula y se encuentre inscrito en un plantel del IEBO</text:span></text:p>
        </text:list-item>
        <text:list-item>
          <text:p text:style-name="P52">SIGEI: Sistema de Gestión Escolar del IEBO</text:p>
        </text:list-item>
      </text:list>
      <text:h text:style-name="P87" text:outline-level="2"><text:soft-page-break/>Referencias</text:h>
      <text:list xml:id="list671805814623997144" text:style-name="WW8Num2">
        <text:list-item>
          <text:p text:style-name="P76">Glosario de términos</text:p>
        </text:list-item>
        <text:list-item>
          <text:p text:style-name="P54">Reglamento escolar del IEBO</text:p>
        </text:list-item>
        <text:list-item>
          <text:p text:style-name="P55"><text:span text:style-name="T15">Informe de resultados de la aplicación del Diagnóstico General de Ingreso y el desarrollo del curso de nivelación académica</text:span></text:p>
        </text:list-item>
      </text:list>
      <text:h text:style-name="P82" text:outline-level="1">Posicionamiento</text:h>
      <text:h text:style-name="P89" text:outline-level="2">Oportunidad del negocio</text:h>
      <text:p text:style-name="P62"><text:span text:style-name="T15">En el mercado existen sistemas de información que permiten la aplicación de cuestionarios usando internet, sin embargo, por las condiciones tecnológicas con las que cuentan los planteles del IEBO no es posible su implementación. Por lo cual la oportunidad del negocio existe al desarrollar un Sistema de información que se adecue a las necesidades del IEBO considerando su infraestructura tecnológica, normas y reglas.</text:span></text:p>
      <text:h text:style-name="P89" text:outline-level="2">Sentencia que define el problema</text:h>
      <text:p text:style-name="P80"><text:span text:style-name="T5">Estudiantes, director (resp), asesores, desarrollo academico, direccion academica, cosdac ()... prueba estandarizada pdf, tardan 3 meses </text:span></text:p>
      <text:p text:style-name="P33"/>
      <table:table table:name="Tabla2" table:style-name="Tabla2">
        <table:table-column table:style-name="Tabla2.A"/>
        <table:table-column table:style-name="Tabla2.B"/>
        <table:table-row table:style-name="Tabla2.1">
          <table:table-cell table:style-name="Tabla2.A1" office:value-type="string">
            <text:p text:style-name="P43">El problema de</text:p>
          </table:table-cell>
          <table:table-cell table:style-name="Tabla2.B1" office:value-type="string">
            <text:p text:style-name="P104">Imprimir el examen, distribuirlo, calificarlo, reunir los resultados y analizarlos para la generación de reportes y toma de decisiones en un tiempo prologando y con un gasto de capital financiero y humano</text:p>
          </table:table-cell>
        </table:table-row>
        <table:table-row table:style-name="Tabla2.1">
          <table:table-cell table:style-name="Tabla2.A2" office:value-type="string">
            <text:p text:style-name="P44">Afecta a</text:p>
          </table:table-cell>
          <table:table-cell table:style-name="Tabla2.B2" office:value-type="string">
            <text:p text:style-name="P103">Alta dirección del Instituto, <text:span text:style-name="T16">directores de plantel, docentes y administrativos del IEBO</text:span></text:p>
          </table:table-cell>
        </table:table-row>
        <table:table-row table:style-name="Tabla2.1">
          <table:table-cell table:style-name="Tabla2.A2" office:value-type="string">
            <text:p text:style-name="P44">Cuyo impacto ocasiona</text:p>
          </table:table-cell>
          <table:table-cell table:style-name="Tabla2.B2" office:value-type="string">
            <text:p text:style-name="P105">Que la generación del informe del diagnóstico tarde en elaborarse de 2 a 3 meses por el proceso de reunir los datos</text:p>
          </table:table-cell>
        </table:table-row>
        <table:table-row table:style-name="Tabla2.1">
          <table:table-cell table:style-name="Tabla2.A2" office:value-type="string">
            <text:p text:style-name="P26">Una solución exitosa debería</text:p>
          </table:table-cell>
          <table:table-cell table:style-name="Tabla2.B2" office:value-type="string">
            <text:p text:style-name="P107">Una herramienta que permita la distribución del examen, su calificación y análisis en un tiempo menor a 1 mes reduciendo el capital financiero destinado en procesos anteriores usando la infraestructura tecnológica del IEBO.</text:p>
          </table:table-cell>
        </table:table-row>
      </table:table>
      <text:p text:style-name="P19"/>
      <text:h text:style-name="P89" text:outline-level="2"><text:soft-page-break/>Sentencia que define la posición del producto</text:h>
      <text:p text:style-name="P31"/>
      <table:table table:name="Tabla10" table:style-name="Tabla10">
        <table:table-column table:style-name="Tabla10.A"/>
        <table:table-column table:style-name="Tabla10.B"/>
        <table:table-row table:style-name="Tabla10.1">
          <table:table-cell table:style-name="Tabla10.A1" office:value-type="string">
            <text:p text:style-name="P43">Para</text:p>
          </table:table-cell>
          <table:table-cell table:style-name="Tabla10.B1" office:value-type="string">
            <text:p text:style-name="P104">Departamento de desarrollo académico, estudiantes, directores.</text:p>
          </table:table-cell>
        </table:table-row>
        <table:table-row table:style-name="Tabla10.1">
          <table:table-cell table:style-name="Tabla10.A2" office:value-type="string">
            <text:p text:style-name="P44">Quienes</text:p>
          </table:table-cell>
          <table:table-cell table:style-name="Tabla10.B2" office:value-type="string">
            <text:p text:style-name="P105">Respectivamente analizan, contestan y aplican el examen de diagnóstico</text:p>
          </table:table-cell>
        </table:table-row>
        <table:table-row table:style-name="Tabla10.1">
          <table:table-cell table:style-name="Tabla10.A2" office:value-type="string">
            <text:p text:style-name="P44">El nombre del producto</text:p>
          </table:table-cell>
          <table:table-cell table:style-name="Tabla10.B2" office:value-type="string">
            <text:p text:style-name="P106">Es un conjunto de tecnologías de información</text:p>
          </table:table-cell>
        </table:table-row>
        <table:table-row table:style-name="Tabla10.1">
          <table:table-cell table:style-name="Tabla10.A2" office:value-type="string">
            <text:p text:style-name="P45">Que</text:p>
          </table:table-cell>
          <table:table-cell table:style-name="Tabla10.B2" office:value-type="string">
            <text:p text:style-name="P106">Permiten la distribución y aplicación del cuestionario a los estudiantes, así como la concentración de los resultados para su análisis</text:p>
          </table:table-cell>
        </table:table-row>
        <table:table-row table:style-name="Tabla10.1">
          <table:table-cell table:style-name="Tabla10.A2" office:value-type="string">
            <text:p text:style-name="P45">No como</text:p>
          </table:table-cell>
          <table:table-cell table:style-name="Tabla10.B2" office:value-type="string">
            <text:p text:style-name="P106">Actualmente se aplica con exámenes impresos y análisis manual</text:p>
          </table:table-cell>
        </table:table-row>
      </table:table>
      <text:p text:style-name="P29"/>
      <text:h text:style-name="Heading_20_1" text:outline-level="1"><text:span text:style-name="T2">Descripciones de interesados (</text:span><text:span text:style-name="T3">stakeholders</text:span><text:span text:style-name="T2">) y usuarios</text:span></text:h>
      <text:p text:style-name="P15">Para proveer de una forma efectiva productos y servicios que se ajusten a las necesidades de los usuarios, es necesario identificar e involucrar a todos los participantes en el proyecto como parte del proceso de modelado de <text:s/>requerimientos. También es necesario identificar a los usuarios del sistema y asegurarse de que el conjunto de participantes en el proyecto los representa adecuadamente. Esta sección muestra un perfil de los <text:s/>participantes y de los <text:s/>usuarios involucrados en el proyecto, así como los problemas más importantes que éstos perciben para enfocar la solución propuesta hacia ellos. No describe sus requisitos específicos ya que éstos se capturan mediante otro artefacto. En lugar de esto proporciona la justificación de por qué estos requisitos son necesarios.</text:p>
      <text:h text:style-name="P88" text:outline-level="2"><text:span text:style-name="T5">Resumen de interesado</text:span>s</text:h>
      <text:p text:style-name="P14"/>
      <table:table table:name="Tabla5" table:style-name="Tabla5">
        <table:table-column table:style-name="Tabla5.A"/>
        <table:table-column table:style-name="Tabla5.B"/>
        <table:table-column table:style-name="Tabla5.C"/>
        <table:table-row>
          <table:table-cell table:style-name="Tabla5.A1" office:value-type="string">
            <text:p text:style-name="P28">Nombre</text:p>
          </table:table-cell>
          <table:table-cell table:style-name="Tabla5.B1" office:value-type="string">
            <text:p text:style-name="P28">Descripción</text:p>
          </table:table-cell>
          <table:table-cell table:style-name="Tabla5.B1" office:value-type="string">
            <text:p text:style-name="P28">Responsabilidades</text:p>
          </table:table-cell>
        </table:table-row>
        <table:table-row>
          <table:table-cell table:style-name="Tabla5.A2" office:value-type="string">
            <text:p text:style-name="P114">Lic. Minerva Gutiérrez Santiago</text:p>
          </table:table-cell>
          <table:table-cell table:style-name="Tabla5.B2" office:value-type="string">
            <text:p text:style-name="P110">Jefa de la oficina de formación básica</text:p>
          </table:table-cell>
          <table:table-cell table:style-name="Tabla5.B2" office:value-type="string">
            <text:p text:style-name="P111">Seguimiento del proyecto</text:p>
          </table:table-cell>
        </table:table-row>
        <table:table-row>
          <table:table-cell table:style-name="Tabla5.A2" office:value-type="string">
            <text:p text:style-name="P115">STK001_Académico</text:p>
            <text:p text:style-name="P111">L. I. Angel Omar Mendez <text:soft-page-break/>Reyes</text:p>
          </table:table-cell>
          <table:table-cell table:style-name="Tabla5.B2" office:value-type="string">
            <text:p text:style-name="P111">Personal adscrito al departamento de desarrollo <text:soft-page-break/>académico</text:p>
          </table:table-cell>
          <table:table-cell table:style-name="Tabla5.B2" office:value-type="string">
            <text:p text:style-name="P111">Define requerimientos y realiza pruebas al sistema</text:p>
          </table:table-cell>
        </table:table-row>
        <table:table-row>
          <table:table-cell table:style-name="Tabla5.A2" office:value-type="string">
            <text:p text:style-name="P111">Mtra. Yara Jiménez Viloria</text:p>
          </table:table-cell>
          <table:table-cell table:style-name="Tabla5.B2" office:value-type="string">
            <text:p text:style-name="P111">Directora académica</text:p>
          </table:table-cell>
          <table:table-cell table:style-name="Tabla5.B2" office:value-type="string">
            <text:p text:style-name="P111">Seguimiento del proyecto</text:p>
          </table:table-cell>
        </table:table-row>
        <table:table-row>
          <table:table-cell table:style-name="Tabla5.A2" office:value-type="string">
            <text:p text:style-name="P112"><text:span text:style-name="T17">STK002_Director de plantel </text:span></text:p>
            <text:p text:style-name="P112"/>
          </table:table-cell>
          <table:table-cell table:style-name="Tabla5.B2" office:value-type="string">
            <text:p text:style-name="P111">Director de plantel</text:p>
          </table:table-cell>
          <table:table-cell table:style-name="Tabla5.B2" office:value-type="string">
            <text:p text:style-name="P111">Prueba el sistema</text:p>
          </table:table-cell>
        </table:table-row>
        <table:table-row>
          <table:table-cell table:style-name="Tabla5.A2" office:value-type="string">
            <text:p text:style-name="P113">STK003_Estudiante</text:p>
          </table:table-cell>
          <table:table-cell table:style-name="Tabla5.B2" office:value-type="string">
            <text:p text:style-name="P113">Estudiante de plantel</text:p>
          </table:table-cell>
          <table:table-cell table:style-name="Tabla5.B2" office:value-type="string">
            <text:p text:style-name="P113">Prueba del sistema</text:p>
          </table:table-cell>
        </table:table-row>
      </table:table>
      <text:h text:style-name="P90" text:outline-level="2">Resumen de usuarios</text:h>
      <table:table table:name="Tabla11" table:style-name="Tabla11">
        <table:table-column table:style-name="Tabla11.A" table:number-columns-repeated="3"/>
        <table:table-row>
          <table:table-cell table:style-name="Tabla11.A1" office:value-type="string">
            <text:p text:style-name="P46">Nombre</text:p>
          </table:table-cell>
          <table:table-cell table:style-name="Tabla11.B1" office:value-type="string">
            <text:p text:style-name="P46">Descripción</text:p>
          </table:table-cell>
          <table:table-cell table:style-name="Tabla11.B1" office:value-type="string">
            <text:p text:style-name="P42">Interesado</text:p>
          </table:table-cell>
        </table:table-row>
        <table:table-row>
          <table:table-cell table:style-name="Tabla11.A2" office:value-type="string">
            <text:p text:style-name="P109">ACT001 Desarrollo académico</text:p>
          </table:table-cell>
          <table:table-cell table:style-name="Tabla11.B2" office:value-type="string">
            <text:p text:style-name="P108">Planea, desarrolla y evalua la operatividad de los contenidos curriculares, efectuando estrategias académicas y colegiadas con el personal del departamento, así como del apoyo docente, con el propósito de contribuir en el desarrollo y formación académica de los estudiantes de cada uno de los planteles.</text:p>
          </table:table-cell>
          <table:table-cell table:style-name="Tabla11.B2" office:value-type="string">
            <text:p text:style-name="P115">STK001_Académico</text:p>
          </table:table-cell>
        </table:table-row>
        <table:table-row>
          <table:table-cell table:style-name="Tabla11.A2" office:value-type="string">
            <text:p text:style-name="P109">ACT002 Estudiante</text:p>
          </table:table-cell>
          <table:table-cell table:style-name="Tabla11.B2" office:value-type="string">
            <text:p text:style-name="P108">Es quien contesta el examen</text:p>
          </table:table-cell>
          <table:table-cell table:style-name="Tabla11.B2" office:value-type="string">
            <text:p text:style-name="P113">STK003_Estudiante</text:p>
          </table:table-cell>
        </table:table-row>
        <table:table-row>
          <table:table-cell table:style-name="Tabla11.A2" office:value-type="string">
            <text:p text:style-name="P109">ACT003 Director de plantel</text:p>
          </table:table-cell>
          <table:table-cell table:style-name="Tabla11.B2" office:value-type="string">
            <text:p text:style-name="P27">Es el responsable de un plantel del IEBO. Coordina, organiza y dirige el funcionamiento de las actividades académico administrativas del plantel, en base a los planes y programa de estudios, lineamientos y normas aplicables en el IEBO</text:p>
          </table:table-cell>
          <table:table-cell table:style-name="Tabla11.B2" office:value-type="string">
            <text:p text:style-name="P112"><text:span text:style-name="T17">STK002_Director de plantel </text:span></text:p>
          </table:table-cell>
        </table:table-row>
      </table:table>
      <text:p text:style-name="P31"/>
      <text:h text:style-name="P89" text:outline-level="2">Entorno de usuario</text:h>
      <text:p text:style-name="P16">El entorno del usuario estará descrito a continuación:</text:p>
      <text:p text:style-name="P16"/>
      <text:h text:style-name="P101" text:outline-level="3">En oficinas centrales</text:h>
      <text:p text:style-name="P72"><text:soft-page-break/><text:span text:style-name="T4">Los usuarios tendrán acceso al sistema unicamente dentro de la red de voz y datos de las oficinas centrales del IEBO a través de un navegador web proporcionando un CURP y NIP registrados en el SIP</text:span></text:p>
      <text:h text:style-name="P101" text:outline-level="3">En plantel</text:h>
      <text:p text:style-name="P72">Los usuario podrán ingresar al sistema mediante el uso de un navegador. Este estará dividido en dos secciones:</text:p>
      <text:list xml:id="list6390853458153514531" text:style-name="L11">
        <text:list-item>
          <text:p text:style-name="P74"><text:span text:style-name="T17">Director de plantel: Que es el responsable de administrar los datos de los exámenes presentados, sus datos de usuario estarán administrados por el SIGEI.</text:span></text:p>
        </text:list-item>
        <text:list-item>
          <text:p text:style-name="P73">Estudiante: Es quien contesta el examen, su acceso al examen será por una sola ocasión controlado por su matrícula.</text:p>
        </text:list-item>
      </text:list>
      <text:p text:style-name="Standard">Es necesario que la maquina donde trabajen cuente con un lector de archivos PDF <text:span text:style-name="T17">y Microsoft office a partir de la versión 2003. El sistema puede administrarse mejor si las computadoras son conectadas en red.</text:span></text:p>
      <text:h text:style-name="P89" text:outline-level="2">Perfil de interesados</text:h>
      <table:table table:name="Tabla1" table:style-name="Tabla1">
        <table:table-column table:style-name="Tabla1.A"/>
        <table:table-column table:style-name="Tabla1.B"/>
        <table:table-row>
          <table:table-cell table:style-name="Tabla1.A1" office:value-type="string">
            <text:p text:style-name="P46">Representante</text:p>
          </table:table-cell>
          <table:table-cell table:style-name="Tabla1.B1" office:value-type="string">
            <text:p text:style-name="P41"><text:reference-mark-start text:name="STK001 Control Escolar"/>STK001 <text:span text:style-name="T17">A</text:span><text:reference-mark-end text:name="STK001 Control Escolar"/><text:span text:style-name="T17">cadémico</text:span></text:p>
          </table:table-cell>
        </table:table-row>
        <table:table-row>
          <table:table-cell table:style-name="Tabla1.A2" office:value-type="string">
            <text:p text:style-name="P47">Descripción</text:p>
          </table:table-cell>
          <table:table-cell table:style-name="Tabla1.B2" office:value-type="string">
            <text:p text:style-name="P94">Representante del área académica, en este caso del departamento de desarrollo académico</text:p>
          </table:table-cell>
        </table:table-row>
        <table:table-row>
          <table:table-cell table:style-name="Tabla1.A2" office:value-type="string">
            <text:p text:style-name="P47">Tipo</text:p>
          </table:table-cell>
          <table:table-cell table:style-name="Tabla1.B2" office:value-type="string">
            <text:p text:style-name="P48">Experta en el uso de computadoras</text:p>
          </table:table-cell>
        </table:table-row>
        <table:table-row>
          <table:table-cell table:style-name="Tabla1.A2" office:value-type="string">
            <text:p text:style-name="P47">Responsabilidades</text:p>
          </table:table-cell>
          <table:table-cell table:style-name="Tabla1.B2" office:value-type="string">
            <text:p text:style-name="P48">Revisión de requerimientos, estructura del sistema</text:p>
          </table:table-cell>
        </table:table-row>
        <table:table-row>
          <table:table-cell table:style-name="Tabla1.A2" office:value-type="string">
            <text:p text:style-name="P47">Criterio de éxito</text:p>
          </table:table-cell>
          <table:table-cell table:style-name="Tabla1.B2" office:value-type="string">
            <text:p text:style-name="P48">A definir por el cliente</text:p>
          </table:table-cell>
        </table:table-row>
        <table:table-row>
          <table:table-cell table:style-name="Tabla1.A2" office:value-type="string">
            <text:p text:style-name="P47">Grado de participación</text:p>
          </table:table-cell>
          <table:table-cell table:style-name="Tabla1.B2" office:value-type="string">
            <text:p text:style-name="P48">Revisión y aprobación de requerimientos</text:p>
          </table:table-cell>
        </table:table-row>
        <table:table-row>
          <table:table-cell table:style-name="Tabla1.A2" office:value-type="string">
            <text:p text:style-name="P47">Comentarios</text:p>
          </table:table-cell>
          <table:table-cell table:style-name="Tabla1.B2" office:value-type="string">
            <text:p text:style-name="P48">Ninguno</text:p>
          </table:table-cell>
        </table:table-row>
      </table:table>
      <text:p text:style-name="P31"/>
      <text:p text:style-name="P17"/>
      <table:table table:name="Tabla6" table:style-name="Tabla6">
        <table:table-column table:style-name="Tabla6.A"/>
        <table:table-column table:style-name="Tabla6.B"/>
        <table:table-row>
          <table:table-cell table:style-name="Tabla6.A1" office:value-type="string">
            <text:p text:style-name="P46">Representante</text:p>
          </table:table-cell>
          <table:table-cell table:style-name="Tabla6.B1" office:value-type="string">
            <text:p text:style-name="P99">STK002 Estudiante</text:p>
          </table:table-cell>
        </table:table-row>
        <table:table-row>
          <table:table-cell table:style-name="Tabla6.A2" office:value-type="string">
            <text:p text:style-name="P47">Descripción</text:p>
          </table:table-cell>
          <table:table-cell table:style-name="Tabla6.B2" office:value-type="string">
            <text:p text:style-name="P94">Son las personas a quienes se les aplica el examen</text:p>
          </table:table-cell>
        </table:table-row>
        <table:table-row>
          <table:table-cell table:style-name="Tabla6.A2" office:value-type="string">
            <text:p text:style-name="P47">Tipo</text:p>
          </table:table-cell>
          <table:table-cell table:style-name="Tabla6.B2" office:value-type="string">
            <text:p text:style-name="P94">Conocimiento variado en el uso de computadoras</text:p>
          </table:table-cell>
        </table:table-row>
        <table:table-row>
          <table:table-cell table:style-name="Tabla6.A2" office:value-type="string">
            <text:p text:style-name="P47">Responsabilidades</text:p>
          </table:table-cell>
          <table:table-cell table:style-name="Tabla6.B2" office:value-type="string">
            <text:p text:style-name="P94">Prueba del sistema</text:p>
          </table:table-cell>
        </table:table-row>
        <table:table-row>
          <table:table-cell table:style-name="Tabla6.A2" office:value-type="string">
            <text:p text:style-name="P47">Criterio de éxito</text:p>
          </table:table-cell>
          <table:table-cell table:style-name="Tabla6.B2" office:value-type="string">
            <text:p text:style-name="P48">A definir por el cliente</text:p>
          </table:table-cell>
        </table:table-row>
        <table:table-row>
          <table:table-cell table:style-name="Tabla6.A2" office:value-type="string">
            <text:p text:style-name="P47">Grado de participación</text:p>
          </table:table-cell>
          <table:table-cell table:style-name="Tabla6.B2" office:value-type="string">
            <text:p text:style-name="P48">Revisión del sistema</text:p>
          </table:table-cell>
        </table:table-row>
        <text:soft-page-break/>
        <table:table-row>
          <table:table-cell table:style-name="Tabla6.A2" office:value-type="string">
            <text:p text:style-name="P47">Comentarios</text:p>
          </table:table-cell>
          <table:table-cell table:style-name="Tabla6.B2" office:value-type="string">
            <text:p text:style-name="P48">Ninguno</text:p>
          </table:table-cell>
        </table:table-row>
      </table:table>
      <text:h text:style-name="P89" text:outline-level="2" text:is-list-header="true"/>
      <text:p text:style-name="P31"/>
      <table:table table:name="Tabla12" table:style-name="Tabla12">
        <table:table-column table:style-name="Tabla12.A"/>
        <table:table-column table:style-name="Tabla12.B"/>
        <table:table-row>
          <table:table-cell table:style-name="Tabla12.A1" office:value-type="string">
            <text:p text:style-name="P46">Representante</text:p>
          </table:table-cell>
          <table:table-cell table:style-name="Tabla12.B1" office:value-type="string">
            <text:p text:style-name="P23"><text:span text:style-name="T17">STK003 Director de plantel</text:span></text:p>
          </table:table-cell>
        </table:table-row>
        <table:table-row>
          <table:table-cell table:style-name="Tabla12.A2" office:value-type="string">
            <text:p text:style-name="P47">Descripción</text:p>
          </table:table-cell>
          <table:table-cell table:style-name="Tabla12.B2" office:value-type="string">
            <text:p text:style-name="P94"><text:span text:style-name="T2">Encargado de los procesos administrativos en el plantel. Para el proyecto pues es el encargado de que se aplique el examen y que se entregue la información en oficinas centrales</text:span></text:p>
          </table:table-cell>
        </table:table-row>
        <table:table-row>
          <table:table-cell table:style-name="Tabla12.A2" office:value-type="string">
            <text:p text:style-name="P47">Tipo</text:p>
          </table:table-cell>
          <table:table-cell table:style-name="Tabla12.B2" office:value-type="string">
            <text:p text:style-name="P94">Nivel variado en el uso de computadoras</text:p>
          </table:table-cell>
        </table:table-row>
        <table:table-row>
          <table:table-cell table:style-name="Tabla12.A2" office:value-type="string">
            <text:p text:style-name="P47">Responsabilidades</text:p>
          </table:table-cell>
          <table:table-cell table:style-name="Tabla12.B2" office:value-type="string">
            <text:p text:style-name="P48">Define requerimientos en el SIGEI de oficinas centrales</text:p>
          </table:table-cell>
        </table:table-row>
        <table:table-row>
          <table:table-cell table:style-name="Tabla12.A2" office:value-type="string">
            <text:p text:style-name="P47">Criterio de éxito</text:p>
          </table:table-cell>
          <table:table-cell table:style-name="Tabla12.B2" office:value-type="string">
            <text:p text:style-name="P48">A definir por el cliente</text:p>
          </table:table-cell>
        </table:table-row>
        <table:table-row>
          <table:table-cell table:style-name="Tabla12.A2" office:value-type="string">
            <text:p text:style-name="P47">Grado de participación</text:p>
          </table:table-cell>
          <table:table-cell table:style-name="Tabla12.B2" office:value-type="string">
            <text:p text:style-name="P48">Revisión del sistema y aprobación de requerimientos</text:p>
          </table:table-cell>
        </table:table-row>
        <table:table-row>
          <table:table-cell table:style-name="Tabla12.A2" office:value-type="string">
            <text:p text:style-name="P47">Comentarios</text:p>
          </table:table-cell>
          <table:table-cell table:style-name="Tabla12.B2" office:value-type="string">
            <text:p text:style-name="P95">Como son aproximadamente 260 planteles del IEBO, los directores de plantel tienen un conocimiento muy variado en el uso de la computadora.</text:p>
          </table:table-cell>
        </table:table-row>
      </table:table>
      <text:h text:style-name="P82" text:outline-level="1">Alcances y vista general del producto</text:h>
      <text:h text:style-name="P91" text:outline-level="2">Perspectiva del producto</text:h>
      <text:p text:style-name="P81"><text:span text:style-name="T18">El proyecto genera uno o varios módulos que en su conjunto forman un sistema de información. El principal tema es la aplicación del DGI en cada inicio de ciclo escolar usando TICs para la reducción de costos (tiempo, dinero y esfuerzo). El alcance está restringido por las actividades y definiciones siguientes:</text:span></text:p>
      <text:list xml:id="list4664937699432065929" text:style-name="L2">
        <text:list-item>
          <text:p text:style-name="P56">Recabar y especificar los requisitos</text:p>
        </text:list-item>
      </text:list>
      <text:list xml:id="list3489747138467244372" text:style-name="L3">
        <text:list-item>
          <text:p text:style-name="P57">Analizar y diseñar una solución para la implementación de las nuevas reglas</text:p>
        </text:list-item>
        <text:list-item>
          <text:p text:style-name="P57">Desarrollar y probar los sistemas desarrollados</text:p>
        </text:list-item>
        <text:list-item>
          <text:p text:style-name="P58"><text:span text:style-name="T18">El producto debe de solucionar las necesidades del departamento de desarrollo académico</text:span></text:p>
        </text:list-item>
      </text:list>
      <text:h text:style-name="P91" text:outline-level="2">Resumen de capacidades</text:h>
      <text:p text:style-name="P38"><text:tab/><text:span text:style-name="T2">A continuación se presenta el resumen de beneficios que se obtendrían con los productos:</text:span></text:p>
      <text:p text:style-name="Text_20_body"/>
      <table:table table:name="Tabla3" table:style-name="Tabla3">
        <table:table-column table:style-name="Tabla3.A"/>
        <table:table-column table:style-name="Tabla3.B"/>
        <table:table-row table:style-name="Tabla3.1">
          <table:table-cell table:style-name="Tabla3.A1" office:value-type="string">
            <text:p text:style-name="P39">Beneficios</text:p>
          </table:table-cell>
          <table:table-cell table:style-name="Tabla3.B1" office:value-type="string">
            <text:p text:style-name="P40">Características </text:p>
          </table:table-cell>
        </table:table-row>
        <text:soft-page-break/>
        <table:table-row table:style-name="Tabla3.1">
          <table:table-cell table:style-name="Tabla3.A2" office:value-type="string">
            <text:p text:style-name="P97">Concentración de reactivos</text:p>
          </table:table-cell>
          <table:table-cell table:style-name="Tabla3.B2" office:value-type="string">
            <text:p text:style-name="P96">Los reactivos serán capturados desde oficinas centrales y entregados a los planteles en un archivo para su importación en plantel y así poder realizar la aplicación del examen</text:p>
          </table:table-cell>
        </table:table-row>
        <table:table-row table:style-name="Tabla3.1">
          <table:table-cell table:style-name="Tabla3.A2" office:value-type="string">
            <text:p text:style-name="P97">Consulta de datos e indicadores</text:p>
          </table:table-cell>
          <table:table-cell table:style-name="Tabla3.B2" office:value-type="string">
            <text:p text:style-name="P96">Tanto en plantel como en oficinas centrales se contará con el diagnóstico por estudiante.</text:p>
          </table:table-cell>
        </table:table-row>
        <table:table-row table:style-name="Tabla3.1">
          <table:table-cell table:style-name="Tabla3.A2" office:value-type="string">
            <text:p text:style-name="P97">Comunicación entre sistemas de forma automática</text:p>
          </table:table-cell>
          <table:table-cell table:style-name="Tabla3.B2" office:value-type="string">
            <text:p text:style-name="P96">Si la computadora donde se aplica el examen cuenta con internet, el sistema enviará la información directamente a oficinas centrales agilizando la entrega de información</text:p>
          </table:table-cell>
        </table:table-row>
      </table:table>
      <text:p text:style-name="P98">AQUI ME QUEDO</text:p>
      <text:h text:style-name="P91" text:outline-level="2">Supuestos y dependencias</text:h>
      <text:h text:style-name="P100" text:outline-level="3">Supuestos</text:h>
      <text:list xml:id="list2858661410891611036" text:style-name="L4">
        <text:list-item>
          <text:p text:style-name="P63">Se asume que para que los estudiantes puedan consultar su información deben de tener una computadora con conexión a internet y un navegador web.</text:p>
        </text:list-item>
        <text:list-item>
          <text:p text:style-name="P63">Los directores deben de reportar sus calificaciones de forma inmediata.</text:p>
        </text:list-item>
        <text:list-item>
          <text:p text:style-name="P63">La base de datos del SIGEI en oficinas centrales debe de estar programada para respaldo todos los días de lunes a viernes a las 16 horas previendo cualquier contingencia.</text:p>
        </text:list-item>
        <text:list-item>
          <text:p text:style-name="P64">Los directores llevan su registro de calificaciones al día en el SIGEI.</text:p>
        </text:list-item>
      </text:list>
      <text:h text:style-name="P102" text:outline-level="3">Dependencias</text:h>
      <text:list xml:id="list2291764566504771287" text:style-name="L5">
        <text:list-item>
          <text:p text:style-name="P65">En oficinas centrales, la velocidad y disponibilidad del sistema depende de las características del servidor y el tráfico en la red.</text:p>
        </text:list-item>
        <text:list-item>
          <text:p text:style-name="P65">La velocidad en la captura de datos dependerá del nivel de conocimientos del usuario en el uso de la computadora.</text:p>
        </text:list-item>
        <text:list-item>
          <text:p text:style-name="P65">Para mostrar los datos de calificaciones estas deben de estar registradas en la base de datos del SIGEI para oficinas, es decir, SIGEI en la web depende del SIGEI para oficinas.</text:p>
        </text:list-item>
      </text:list>
      <text:p text:style-name="Standard"/>
      <text:h text:style-name="P82" text:outline-level="1">Otros requisitos del producto</text:h>
      <text:h text:style-name="P85" text:outline-level="2">Estándares aplicables</text:h>
      <text:list xml:id="list2070098724246477192" text:style-name="L6">
        <text:list-item>
          <text:p text:style-name="P66"><text:span text:style-name="T2">PMI: </text:span><text:span text:style-name="T3">PMBOK</text:span><text:span text:style-name="T6">®</text:span><text:span text:style-name="T3"> Guide</text:span><text:span text:style-name="T2"> (Cuarta edición, 2009).</text:span></text:p>
        </text:list-item>
        <text:list-item>
          <text:p text:style-name="P66"><text:span text:style-name="T9">CMMI for Development, Version 1.2</text:span><text:span text:style-name="T8"> </text:span><text:span text:style-name="T9">(CMMI-DEV 1.2)</text:span><text:span text:style-name="T8">, Software Engineering Institute (Aug. 2006).</text:span></text:p>
        </text:list-item>
        <text:list-item>
          <text:p text:style-name="P67"><text:soft-page-break/>OMG Unified Modeling Language (OMG UML), Superstructure, V2.1.2 (Nov. 2007).</text:p>
        </text:list-item>
        <text:list-item>
          <text:p text:style-name="P67">OMG Business Process Modeling Notation (OMG BPMN), Final Adopted Spec., Feb. 2006.</text:p>
        </text:list-item>
        <text:list-item>
          <text:p text:style-name="P77"><text:span text:style-name="T8">IEEE Computer Society Professional Practices Committee: </text:span><text:span text:style-name="T9">SWEBOK</text:span><text:span text:style-name="T7">®</text:span><text:span text:style-name="T10"> (2004).</text:span></text:p>
        </text:list-item>
      </text:list>
      <text:p text:style-name="P18"/>
      <text:h text:style-name="P85" text:outline-level="2">Condiciones y limitaciones</text:h>
      <text:p text:style-name="P20"><text:tab/>El sistema debe de estar terminado antes del primero de mayo del 2013, que es donde probablemente se tienen los cursos de capacitación a directores de plantel</text:p>
      <text:h text:style-name="P86" text:outline-level="2">Requisitos de desempeño</text:h>
      <text:p text:style-name="P32">Cons<text:span text:style-name="T12">u</text:span>lte la especificación de requisitos.</text:p>
      <text:h text:style-name="P85" text:outline-level="2">Requisitos de ambiente</text:h>
      <text:p text:style-name="P32">Debe de trabajar en cualquier navegador web</text:p>
      <text:h text:style-name="P82" text:outline-level="1">Requisitos de documentación</text:h>
      <text:h text:style-name="P85" text:outline-level="2">Documentos de requisitos</text:h>
      <text:list xml:id="list1210481080165128011" text:style-name="WW8Num4">
        <text:list-item>
          <text:p text:style-name="P78"><text:span text:style-name="T2">El presente documento de </text:span><text:span text:style-name="T3">Visión y alcances</text:span><text:span text:style-name="T2">.</text:span></text:p>
        </text:list-item>
        <text:list-item>
          <text:p text:style-name="P79">La documentación de especificación de requisitos.</text:p>
        </text:list-item>
      </text:list>
      <text:h text:style-name="P85" text:outline-level="2">Arquitectura y modelos entregables</text:h>
      <text:p text:style-name="P4"><text:tab/>Para una descripción detallada, cons<text:span text:style-name="T12">u</text:span>lte el <text:span text:style-name="T11">Panorama del modelo arquitectónico</text:span>.</text:p>
      <text:p text:style-name="P4"><text:tab/>A continuación, una enumeración resumida de los principales modelos entregables:</text:p>
      <text:list xml:id="list4272642476138408054" text:style-name="L7">
        <text:list-item>
          <text:p text:style-name="P59">Modelo de casos de uso</text:p>
        </text:list-item>
        <text:list-item>
          <text:p text:style-name="P59">Modelo conceptual</text:p>
        </text:list-item>
      </text:list>
      <text:list xml:id="list3859155550224021692" text:style-name="L8">
        <text:list-item>
          <text:p text:style-name="P60">Modelo de clases</text:p>
        </text:list-item>
        <text:list-item>
          <text:p text:style-name="P60">Modelo de datos</text:p>
        </text:list-item>
        <text:list-item>
          <text:p text:style-name="P68"><text:span text:style-name="T2">Modelo de distribución (</text:span><text:span text:style-name="T3">deployment</text:span><text:span text:style-name="T2">)</text:span></text:p>
        </text:list-item>
      </text:list>
      <text:h text:style-name="P85" text:outline-level="2">Manuales</text:h>
      <text:list xml:id="list6114110878354519557" text:style-name="L9">
        <text:list-item>
          <text:p text:style-name="P61">Documentación para el usuario final para el SIGEI de oficinas centrales y el SIGEI para plantel.</text:p>
        </text:list-item>
      </text:list>
      <text:h text:style-name="P82" text:outline-level="1">Criterio de aceptación </text:h>
      <text:p text:style-name="P14">Dependerá de el uso que se le pueda dar en planteles o por los usuarios finales </text:p>
      <text:h text:style-name="P82" text:outline-level="1"><text:soft-page-break/>Factores críticos para el éxito</text:h>
      <text:list xml:id="list5930623637164338117" text:style-name="L10">
        <text:list-item>
          <text:p text:style-name="P69">Los directivos deberán brindar un apoyo visible y decidido al equipo de desarrollo para que éste pueda cumplir con los objetivos generales definidos en la presente propuesta.</text:p>
        </text:list-item>
        <text:list-item>
          <text:p text:style-name="P69">La participación del personal docente es importante en la difusión sobre el uso de estas tecnologías para los estudiantes</text:p>
        </text:list-item>
        <text:list-item>
          <text:p text:style-name="P69">La comunidad de usuarios de las diversas áreas participantes, a través de miembros representativos de éstas, participará activa y positivamente en las actividades, talleres y sesiones señalados en el plan de trabajo. </text:p>
        </text:list-item>
        <text:list-item>
          <text:p text:style-name="P69">Las áreas involucradas deben de presentar la información en tiempo <text:span text:style-name="T13">y </text:span>forma para no retrasar el proyecto</text:p>
        </text:list-item>
      </text:list>
      <text:h text:style-name="P83" text:outline-level="1">Principales papeles desempeñados en el proyecto</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1">Iniciales</text:p>
          </table:table-cell>
          <table:table-cell table:style-name="Tabla4.B1" office:value-type="string">
            <text:p text:style-name="P51">Nombre</text:p>
          </table:table-cell>
          <table:table-cell table:style-name="Tabla4.B1" office:value-type="string">
            <text:p text:style-name="P51">representante</text:p>
          </table:table-cell>
        </table:table-row>
        <table:table-row table:style-name="Tabla4.1">
          <table:table-cell table:style-name="Tabla4.A2" office:value-type="string">
            <text:p text:style-name="P49">PS</text:p>
          </table:table-cell>
          <table:table-cell table:style-name="Tabla4.B2" office:value-type="string">
            <text:p text:style-name="P50">Directivo patrocinador del proyecto</text:p>
          </table:table-cell>
          <table:table-cell table:style-name="Tabla4.B2" office:value-type="string">
            <text:p text:style-name="P50">M. C. Luis Víctor Ort<text:span text:style-name="T13">i</text:span>z Bautista</text:p>
          </table:table-cell>
        </table:table-row>
        <table:table-row table:style-name="Tabla4.1">
          <table:table-cell table:style-name="Tabla4.A2" office:value-type="string">
            <text:p text:style-name="P49">UCP</text:p>
          </table:table-cell>
          <table:table-cell table:style-name="Tabla4.B2" office:value-type="string">
            <text:p text:style-name="P50">Usuario participante</text:p>
          </table:table-cell>
          <table:table-cell table:style-name="Tabla4.B2" office:value-type="string">
            <text:p text:style-name="P50">L. I. Rigoberto Ruiz Palacios</text:p>
          </table:table-cell>
        </table:table-row>
        <table:table-row table:style-name="Tabla4.1">
          <table:table-cell table:style-name="Tabla4.A2" office:value-type="string">
            <text:p text:style-name="P49">UC SME</text:p>
          </table:table-cell>
          <table:table-cell table:style-name="Tabla4.B2" office:value-type="string">
            <text:p text:style-name="P50">Usuario experto en la materia</text:p>
          </table:table-cell>
          <table:table-cell table:style-name="Tabla4.B2" office:value-type="string">
            <text:p text:style-name="P50">Ing. José Eleazar López Castillejos</text:p>
          </table:table-cell>
        </table:table-row>
        <table:table-row table:style-name="Tabla4.1">
          <table:table-cell table:style-name="Tabla4.A2" office:value-type="string">
            <text:p text:style-name="P49">IT SME</text:p>
          </table:table-cell>
          <table:table-cell table:style-name="Tabla4.B2" office:value-type="string">
            <text:p text:style-name="P50">Personal informático experto en la materia</text:p>
          </table:table-cell>
          <table:table-cell table:style-name="Tabla4.B2" office:value-type="string">
            <text:p text:style-name="P50">L. I. Idaia Gonzales Flores</text:p>
          </table:table-cell>
        </table:table-row>
        <table:table-row table:style-name="Tabla4.1">
          <table:table-cell table:style-name="Tabla4.A2" office:value-type="string">
            <text:p text:style-name="P49">IPS</text:p>
          </table:table-cell>
          <table:table-cell table:style-name="Tabla4.B2" office:value-type="string">
            <text:p text:style-name="P50">Directivo de la organización ejecutora, responsable de la autorización del proyecto</text:p>
          </table:table-cell>
          <table:table-cell table:style-name="Tabla4.B2" office:value-type="string">
            <text:p text:style-name="P50">M. C. Luis Víctor Ort<text:span text:style-name="T13">i</text:span>z Bautista</text:p>
          </table:table-cell>
        </table:table-row>
        <table:table-row table:style-name="Tabla4.1">
          <table:table-cell table:style-name="Tabla4.A2" office:value-type="string">
            <text:p text:style-name="P49">PM</text:p>
          </table:table-cell>
          <table:table-cell table:style-name="Tabla4.B2" office:value-type="string">
            <text:p text:style-name="P50">Gerente del proyecto</text:p>
          </table:table-cell>
          <table:table-cell table:style-name="Tabla4.B2" office:value-type="string">
            <text:p text:style-name="P50">L. I. Hugo Luis Santiago Altamirano</text:p>
          </table:table-cell>
        </table:table-row>
        <table:table-row table:style-name="Tabla4.1">
          <table:table-cell table:style-name="Tabla4.A2" office:value-type="string">
            <text:p text:style-name="P49">AR</text:p>
          </table:table-cell>
          <table:table-cell table:style-name="Tabla4.B2" office:value-type="string">
            <text:p text:style-name="P50">Arquitecto de la solución</text:p>
          </table:table-cell>
          <table:table-cell table:style-name="Tabla4.B2" office:value-type="string">
            <text:p text:style-name="P50">L. I. Hugo Luis Santiago Altamirano</text:p>
          </table:table-cell>
        </table:table-row>
        <table:table-row table:style-name="Tabla4.1">
          <table:table-cell table:style-name="Tabla4.A2" office:value-type="string">
            <text:p text:style-name="P49">PL</text:p>
          </table:table-cell>
          <table:table-cell table:style-name="Tabla4.B2" office:value-type="string">
            <text:p text:style-name="P50">Líder/superintendente del proyecto</text:p>
          </table:table-cell>
          <table:table-cell table:style-name="Tabla4.B2" office:value-type="string">
            <text:p text:style-name="P50">L. I. Hugo Luis Santiago Altamirano</text:p>
          </table:table-cell>
        </table:table-row>
        <table:table-row table:style-name="Tabla4.1">
          <table:table-cell table:style-name="Tabla4.A2" office:value-type="string">
            <text:p text:style-name="P49">DEV1</text:p>
          </table:table-cell>
          <table:table-cell table:style-name="Tabla4.B2" office:value-type="string">
            <text:p text:style-name="P50">Desarrollador principal</text:p>
          </table:table-cell>
          <table:table-cell table:style-name="Tabla4.B2" office:value-type="string">
            <text:p text:style-name="P50">L. I. Hugo Luis Santiago Altamirano</text:p>
          </table:table-cell>
        </table:table-row>
        <table:table-row table:style-name="Tabla4.1">
          <table:table-cell table:style-name="Tabla4.A2" office:value-type="string">
            <text:p text:style-name="P49">CM</text:p>
          </table:table-cell>
          <table:table-cell table:style-name="Tabla4.B2" office:value-type="string">
            <text:p text:style-name="P50">Manejo de versiones y configuraciones</text:p>
          </table:table-cell>
          <table:table-cell table:style-name="Tabla4.B2" office:value-type="string">
            <text:p text:style-name="P50">L. I. Hugo Luis Santiago Altamirano</text:p>
          </table:table-cell>
        </table:table-row>
        <table:table-row table:style-name="Tabla4.1">
          <table:table-cell table:style-name="Tabla4.A2" office:value-type="string">
            <text:p text:style-name="P49">QA</text:p>
          </table:table-cell>
          <table:table-cell table:style-name="Tabla4.B2" office:value-type="string">
            <text:p text:style-name="P50">Aseguramiento de la calidad</text:p>
          </table:table-cell>
          <table:table-cell table:style-name="Tabla4.B2" office:value-type="string">
            <text:p text:style-name="P50">L. I. Fernando M. Ramirez Gallardo</text:p>
          </table:table-cell>
        </table:table-row>
      </table:table>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02cm" fo:margin-right="1cm" fo:margin-top="0.212cm" fo:margin-bottom="0.106cm" loext:contextual-spacing="false" fo:text-align="justify" style:justify-single-word="false" fo:text-indent="1.02cm" style:auto-text-indent="false" style:page-number="auto" fo:background-color="transparent" style:shadow="none">
        <style:tab-stops/>
        <style:background-image/>
      </style:paragraph-properties>
      <style:text-properties style:font-name="arial" fo:font-family="arial" style:font-style-name="Regular" style:font-family-generic="swis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abletext" style:family="paragraph" style:parent-style-name="Standard">
      <style:paragraph-properties fo:margin-top="0cm" fo:margin-bottom="0.212cm" loext:contextual-spacing="false" fo:keep-together="alway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cm" fo:margin-bottom="0cm" loext:contextual-spacing="false" fo:text-indent="0cm" style:auto-text-indent="false"/>
      <style:text-properties fo:font-size="10pt" style:font-size-asian="10pt"/>
    </style:style>
    <style:style style:name="ÉnfasisIntenso" style:family="paragraph" style:parent-style-name="Standard" style:next-style-name="Standard">
      <style:paragraph-properties fo:margin-left="1.27cm" fo:margin-right="0cm" fo:margin-top="0cm" fo:margin-bottom="0.212cm" loext:contextual-spacing="false" fo:text-indent="0cm" style:auto-text-indent="false"/>
      <style:text-properties fo:color="#0000ff" fo:font-style="italic" style:font-style-asian="italic"/>
    </style:style>
    <style:style style:name="InfoBlue" style:family="paragraph" style:parent-style-name="Standard" style:next-style-name="Text_20_body">
      <style:paragraph-properties fo:margin-top="0cm" fo:margin-bottom="0.212cm" loext:contextual-spacing="false">
        <style:tab-stops>
          <style:tab-stop style:position="0.953cm"/>
          <style:tab-stop style:position="2.223cm"/>
        </style:tab-stops>
      </style:paragraph-properties>
      <style:text-properties fo:language="es" fo:country="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text-properties style:font-size-asian="10.5pt"/>
    </style:style>
    <style:style style:name="Heading_20_3" style:display-name="Heading 3" style:family="paragraph" style:parent-style-name="Header" style:next-style-name="Text_20_body" style:default-outline-level="3" style:class="text">
      <style:paragraph-properties fo:margin-left="0cm" fo:margin-right="0cm" fo:margin-top="0cm" fo:margin-bottom="0cm" loext:contextual-spacing="false" fo:text-indent="0cm" style:auto-text-indent="false"/>
      <style:text-properties fo:font-size="10pt" fo:font-weight="bold" style:font-size-asian="14pt" style:font-weight-asian="bold" style:font-size-complex="14pt" style:font-weight-complex="bold"/>
    </style:style>
    <style:style style:name="Normal_20_sangrado" style:display-name="Normal sangrado" style:family="paragraph" style:parent-style-name="Text_20_body">
      <style:text-properties fo:language="es" fo:country="MX"/>
    </style:style>
    <style:style style:name="Normal_20_bulleted" style:display-name="Normal bulleted" style:family="paragraph" style:parent-style-name="Standard" style:list-style-name="WW8Num20">
      <style:paragraph-properties fo:margin-top="0cm" fo:margin-bottom="0.212cm" loext:contextual-spacing="false" fo:line-height="100%" fo:orphans="2" fo:widows="2" style:text-autospace="ideograph-alpha" style:punctuation-wrap="hanging" style:vertical-align="auto"/>
      <style:text-properties fo:font-size="12pt" fo:language="es" fo:country="MX" style:font-size-asian="12pt"/>
    </style:style>
    <style:style style:name="Table_20_normal" style:display-name="Table normal" style:family="paragraph" style:parent-style-name="Standard">
      <style:paragraph-properties fo:margin-left="0cm" fo:margin-right="0cm" fo:margin-top="0.106cm" fo:margin-bottom="0.212cm" loext:contextual-spacing="false" fo:line-height="100%" fo:orphans="2" fo:widows="2" fo:text-indent="0.152cm" style:auto-text-indent="false" style:text-autospace="ideograph-alpha" style:punctuation-wrap="hanging" style:vertical-align="auto"/>
      <style:text-properties fo:font-size="12pt" fo:language="es" fo:country="MX" style:font-size-asian="12pt"/>
    </style:style>
    <style:style style:name="Table_20_header" style:display-name="Table header" style:family="paragraph" style:parent-style-name="Table_20_normal">
      <style:paragraph-properties fo:margin-top="0cm" fo:margin-bottom="0.212cm" loext:contextual-spacing="false"/>
      <style:text-properties fo:font-weight="bold"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7.674cm" fo:margin-left="-0.203cm" table:align="left" style:writing-mode="lr-tb"/>
    </style:style>
    <style:style style:name="Table4.A" style:family="table-column">
      <style:table-column-properties style:column-width="10.795cm"/>
    </style:style>
    <style:style style:name="Table4.B" style:family="table-column">
      <style:table-column-properties style:column-width="6.87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MP1" style:family="paragraph" style:parent-style-name="Header">
      <style:paragraph-properties fo:margin-left="0cm" fo:margin-right="1cm" fo:text-indent="0cm" style:auto-text-indent="false"/>
    </style:style>
    <style:style style:name="MP2" style:family="paragraph" style:parent-style-name="Standard">
      <style:paragraph-properties fo:margin-left="0cm" fo:margin-right="1cm" fo:text-indent="0cm" style:auto-text-indent="false"/>
    </style:style>
    <style:style style:name="MP3" style:family="paragraph" style:parent-style-name="Footer">
      <style:paragraph-properties fo:margin-left="0cm" fo:margin-right="1cm" fo:text-indent="0cm" style:auto-text-indent="false"/>
    </style:style>
    <style:style style:name="MP4"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MP5" style:family="paragraph" style:parent-style-name="Footer">
      <style:paragraph-properties fo:margin-left="0.026cm" fo:margin-right="0cm" fo:text-align="center" style:justify-single-word="false" fo:text-indent="0cm" style:auto-text-indent="false"/>
    </style:style>
    <style:style style:name="MP6" style:family="paragraph" style:parent-style-name="Footer">
      <style:paragraph-properties fo:text-align="end" style:justify-single-word="false"/>
    </style:style>
    <style:style style:name="MP7" style:family="paragraph" style:parent-style-name="Footer">
      <style:paragraph-properties fo:text-align="start" style:justify-single-word="false"/>
    </style:style>
    <style:style style:name="MP8" style:family="paragraph" style:parent-style-name="Footer">
      <style:paragraph-properties fo:text-align="center" style:justify-single-word="false"/>
    </style:style>
    <style:style style:name="MT1" style:family="text">
      <style:text-properties officeooo:rsid="00201344"/>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M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8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021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1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text:subject>Definición de la visión y los alcances del proyecto</text:subject><text:user-defined style:data-style-name="N0" text:name="nombreCasoUso"/></text:p>
            </table:table-cell>
            <table:table-cell table:style-name="Table3.B1" office:value-type="string">
              <text:p text:style-name="MP1">Versión:</text:p>
            </table:table-cell>
          </table:table-row>
          <table:table-row table:style-name="Table3.1">
            <table:table-cell table:style-name="Table3.A1" office:value-type="string">
              <text:p text:style-name="MP1"><text:title>Visión y Alcances</text:title><text:user-defined style:data-style-name="N0" text:name="nombreEmpresa"/></text:p>
            </table:table-cell>
            <table:table-cell table:style-name="Table3.B1" office:value-type="string">
              <text:p text:style-name="MP1">Fecha: <text:s/><text:span text:style-name="MT1">15/03/</text:span>2013</text:p>
            </table:table-cell>
          </table:table-row>
        </table:table>
        <text:p text:style-name="MP2"/>
      </style:header>
      <style:footer>
        <text:section text:style-name="MSect1" text:name="Section2">
          <text:p text:style-name="MP3">IEBO</text:p>
          <text:p text:style-name="MP4">Página: <text:page-number text:select-page="current">11</text:page-number>/<text:page-count>13</text:page-count></text:p>
        </text:section>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istorico" style:page-layout-name="Mpm3">
      <style:header>
        <table:table table:name="Table4" table:style-name="Table4">
          <table:table-column table:style-name="Table4.A"/>
          <table:table-column table:style-name="Table4.B"/>
          <table:table-row table:style-name="Table4.1">
            <table:table-cell table:style-name="Table4.A1" office:value-type="string">
              <text:p text:style-name="Header"><text:subject>Definición de la visión y los alcances del proyecto</text:subject><text:user-defined style:data-style-name="N0" text:name="nombreCasoUso"/></text:p>
            </table:table-cell>
            <table:table-cell table:style-name="Table4.B1" office:value-type="string">
              <text:p text:style-name="Header">Versión: <text:s text:c="10"/></text:p>
            </table:table-cell>
          </table:table-row>
          <table:table-row table:style-name="Table4.1">
            <table:table-cell table:style-name="Table4.A1" office:value-type="string">
              <text:p text:style-name="Header"><text:title>Visión y Alcances</text:title><text:user-defined style:data-style-name="N0" text:name="nombreEmpresa"/></text:p>
            </table:table-cell>
            <table:table-cell table:style-name="Table4.B1" office:value-type="string">
              <text:p text:style-name="Header">Fecha: <text:s/>30/01/2013</text:p>
            </table:table-cell>
          </table:table-row>
        </table:table>
        <text:p text:style-name="MP2"/>
      </style:header>
      <style:footer>
        <text:section text:style-name="MSect2" text:name="Section1">
          <text:p text:style-name="Footer">Confidencial</text:p>
          <text:p text:style-name="MP5"><text:user-defined style:data-style-name="N0" text:name="Cliente">Estudios de Bachillerato del Estado de Oaxaca</text:user-defined></text:p>
          <text:p text:style-name="MP6">Pag. <text:page-number text:select-page="current">1</text:page-number></text:p>
        </text:section>
      </style:footer>
    </style:master-page>
    <style:master-page style:name="Index" style:page-layout-name="Mpm4">
      <style:header>
        <text:p text:style-name="Header"><text:subject>Definición de la visión y los alcances del proyecto</text:subject><text:tab/><text:title>Visión y Alcances</text:title></text:p>
      </style:header>
      <style:footer>
        <text:section text:style-name="MSect3" text:name="Sección1">
          <text:p text:style-name="MP7">Confidencial</text:p>
          <text:p text:style-name="MP8"><text:user-defined style:data-style-name="N0" text:name="Compañia"/></text:p>
          <text:p text:style-name="MP6">Pag. <text:page-number text:select-page="current">0</text:page-number></text:p>
        </text:section>
      </style:footer>
    </style:master-page>
    <style:master-page style:name="Predeterminado2" style:page-layout-name="Mpm4">
      <style:header>
        <text:p text:style-name="Header"><text:subject>Definición de la visión y los alcances del proyecto</text:subject><text:tab/><text:title>Visión y Alcances</text:title></text:p>
      </style:header>
      <style:footer>
        <text:section text:style-name="MSect3" text:name="Sección2">
          <text:p text:style-name="MP7">Confidencial</text:p>
          <text:p text:style-name="MP8"><text:user-defined style:data-style-name="N0" text:name="Compañia"/></text:p>
          <text:p text:style-name="MP6">Pag. <text:page-number text:select-page="current">0</text:page-numbe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untu </meta:initial-creator>
    <meta:creation-date>2013-01-25T13:34:48</meta:creation-date>
    <meta:editing-cycles>16</meta:editing-cycles>
    <meta:editing-duration>PT2H4M</meta:editing-duration>
    <dc:subject>Definición de la visión y los alcances del proyecto</dc:subject>
    <dc:title>Visión y Alcances</dc:title>
    <dc:date>2015-07-07T13:59:55.251073000</dc:date>
    <dc:creator>Hugo Luis Santiago Altamirano</dc:creator>
    <meta:generator>LibreOffice/4.3.7.2$MacOSX_X86_64 LibreOffice_project/8a35821d8636a03b8bf4e15b48f59794652c68ba</meta:generator>
    <meta:document-statistic meta:table-count="12" meta:image-count="0" meta:object-count="0" meta:page-count="13" meta:paragraph-count="264" meta:word-count="2187" meta:character-count="14036" meta:non-whitespace-character-count="12156"/>
    <meta:user-defined meta:name="Cliente">Estudios de Bachillerato del Estado de Oaxaca</meta:user-defined>
    <meta:user-defined meta:name="ClienteAbr">IEBO</meta:user-defined>
    <meta:user-defined meta:name="Proyecto">Prueba en linea para el DGI</meta:user-defined>
    <meta:user-defined meta:name="ProyectoAbr">PL_DGI</meta:user-defined>
  </office:meta>
</office:document-meta>
</file>